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co4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155cm"/>
    </style:style>
    <style:style style:name="co3" style:family="table-column">
      <style:table-column-properties fo:break-before="auto" style:column-width="3.584cm"/>
    </style:style>
    <style:style style:name="co5" style:family="table-column">
      <style:table-column-properties fo:break-before="auto" style:column-width="3.653cm"/>
    </style:style>
    <style:style style:name="co6" style:family="table-column">
      <style:table-column-properties fo:break-before="auto" style:column-width="3.168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 style:font-name-asian="微软雅黑" style:font-name-complex="Mangal"/>
    </style:style>
  </office:automatic-styles>
  <office:body>
    <office:spreadsheet>
      <table:table table:name="Feuille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row table:style-name="ro1">
          <table:table-cell office:value-type="float" office:value="1">
            <text:p>1</text:p>
          </table:table-cell>
          <table:table-cell office:value-type="string">
            <text:p>stu,mbat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tu-stu-a tu-mbat-a</text:p>
          </table:table-cell>
          <table:table-cell office:value-type="string">
            <text:p>tu-stu-a-mbat-a</text:p>
          </table:table-cell>
          <table:table-cell office:value-type="string">
            <text:p>tu-stu-tu-mbat-a</text:p>
          </table:table-cell>
          <table:table-cell office:value-type="string">
            <text:p>tu-stu-mbat-a</text:p>
          </table:table-cell>
        </table:table-row>
        <table:table-row table:style-name="ro1">
          <table:table-cell/>
          <table:table-cell office:value-type="string">
            <text:p>tɤ-stu-ndʑi tɤ-mbat-ndʑi</text:p>
          </table:table-cell>
          <table:table-cell office:value-type="string">
            <text:p>tɤ-stu-ndʑi-mbat-ndʑi</text:p>
          </table:table-cell>
          <table:table-cell office:value-type="string">
            <text:p>tɤ-stu-tɤ-mbat-ndʑi</text:p>
          </table:table-cell>
          <table:table-cell office:value-type="string">
            <text:p>tɤ-stu-mbat-ndʑi</text:p>
          </table:table-cell>
        </table:table-row>
        <table:table-row table:style-name="ro1">
          <table:table-cell/>
          <table:table-cell office:value-type="string">
            <text:p><text:s/>a-tɤ-tɯ-stu-ndʑi a-tɤ-tɯ-mbat-ndʑi</text:p>
          </table:table-cell>
          <table:table-cell office:value-type="string">
            <text:p><text:s/>a-tɤ-tɯ-stu-ndʑi-mbat-ndʑi</text:p>
          </table:table-cell>
          <table:table-cell office:value-type="string">
            <text:p><text:s/>a-tɤ-tɯ-stu-a-tɤ-tɯ-mbat-ndʑi</text:p>
          </table:table-cell>
          <table:table-cell office:value-type="string">
            <text:p><text:s/>a-tɤ-tɯ-stu-mbat-ndʑi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u,cɯɣ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ɲɯ-mu ɲɯ-cɯɣ</text:p>
          </table:table-cell>
          <table:table-cell office:value-type="string">
            <text:p>xx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ku-mu-a ku-cɯɣ-a</text:p>
          </table:table-cell>
          <table:table-cell office:value-type="string">
            <text:p>xx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χɕu,rnaʁ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pɯ-tɯ-χɕu-ndʑi pɯ-tɯ-rnaʁ-ndʑi</text:p>
          </table:table-cell>
          <table:table-cell office:value-type="string">
            <text:p>x</text:p>
          </table:table-cell>
          <table:table-cell office:value-type="string">
            <text:p>pɯ-tɯ-χɕu-pɯ-tɯ-rnaʁ-ndʑi</text:p>
          </table:table-cell>
          <table:table-cell office:value-type="string">
            <text:p>x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pa,rka me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ɤ-tɯ-spa-ndʑi mɤ-tɯ-rka-ndʑi me</text:p>
          </table:table-cell>
          <table:table-cell table:number-columns-repeated="2" office:value-type="string">
            <text:p>x</text:p>
          </table:table-cell>
          <table:table-cell office:value-type="string">
            <text:p>mɤ-tɯ-spa-rka-ndʑi me</text:p>
          </table:table-cell>
        </table:table-row>
        <table:table-row table:style-name="ro1">
          <table:table-cell/>
          <table:table-cell office:value-type="string">
            <text:p>mɤ-tɯ-spe mɤ-tɯ-rke me</text:p>
          </table:table-cell>
          <table:table-cell table:number-columns-repeated="2" office:value-type="string">
            <text:p>x</text:p>
          </table:table-cell>
          <table:table-cell office:value-type="string">
            <text:p>mɤ-tɯ-spe-rke me</text:p>
          </table:table-cell>
        </table:table-row>
        <table:table-row table:style-name="ro1">
          <table:table-cell/>
          <table:table-cell table:style-name="ce1" office:value-type="string">
            <text:p>mɯ-tɤ-tɯ-spa-t mɯ-tɤ-tɯ-rka-t me</text:p>
          </table:table-cell>
          <table:table-cell table:number-columns-repeated="2" office:value-type="string">
            <text:p>x</text:p>
          </table:table-cell>
          <table:table-cell table:style-name="ce1" office:value-type="string">
            <text:p>mɯ-tɤ-tɯ-spa-rka-t me</text:p>
          </table:table-cell>
        </table:table-row>
        <table:table-row table:style-name="ro1">
          <table:table-cell table:number-columns-repeated="4"/>
          <table:table-cell office:value-type="string">
            <text:p>mɯ-tu-tɯ-spe-rke pɯ-tu ŋu thaŋ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tshɤβ,rlu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>
            <text:p>x</text:p>
          </table:table-cell>
          <table:table-cell office:value-type="string">
            <text:p>ma-tɯ-ntshɤβ-ma-tɯ-rlu-ndʑi ʑo</text:p>
          </table:table-cell>
          <table:table-cell office:value-type="string">
            <text:p>ma-tɯ-ntshɤβ-rlu-ndʑi</text:p>
          </table:table-cell>
        </table:table-row>
        <table:table-row table:style-name="ro1">
          <table:table-cell/>
          <table:table-cell table:number-columns-repeated="2" office:value-type="string">
            <text:p>x</text:p>
          </table:table-cell>
          <table:table-cell office:value-type="string">
            <text:p>mɤ-ntshɤβ-mɤ-rlu-j ʑo</text:p>
          </table:table-cell>
          <table:table-cell office:value-type="string">
            <text:p>mɤ-ntshɤβ-rlu-j</text:p>
          </table:table-cell>
        </table:table-row>
        <table:table-row table:style-name="ro1">
          <table:table-cell/>
          <table:table-cell table:number-columns-repeated="2" office:value-type="string">
            <text:p>x</text:p>
          </table:table-cell>
          <table:table-cell office:value-type="string">
            <text:p>pɯ-ntshɤβ-pɯ-rlu-a ʑo</text:p>
          </table:table-cell>
          <table:table-cell office:value-type="string">
            <text:p>pɯ-ntshɤβrlu-a ʑo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fse,raŋ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pɯ-fse-a pɯ-raŋ-a</text:p>
          </table:table-cell>
          <table:table-cell table:number-columns-repeated="3" office:value-type="string">
            <text:p>x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khrɯ,jɤβ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kɯ-khrɯ kɯ-jɤβ</text:p>
          </table:table-cell>
          <table:table-cell table:number-columns-repeated="2" office:value-type="string">
            <text:p>x</text:p>
          </table:table-cell>
          <table:table-cell office:value-type="string">
            <text:p>kɯ-khrɯ-jɤβ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dɯɣ,sŋɤl</text:p>
          </table:table-cell>
          <table:table-cell office:value-type="string">
            <text:p>辛苦劳累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kɯ-zdɯɣ kɯ-sŋɤl ʑo ku-rɤʑi ŋu</text:p>
          </table:table-cell>
          <table:table-cell table:number-columns-repeated="2" office:value-type="string">
            <text:p>x</text:p>
          </table:table-cell>
          <table:table-cell office:value-type="string">
            <text:p>kɯ-zdɯɣ-sŋɤl ʑo</text:p>
          </table:table-cell>
        </table:table-row>
        <table:table-row table:style-name="ro1">
          <table:table-cell/>
          <table:table-cell table:number-columns-repeated="3" office:value-type="string">
            <text:p>x</text:p>
          </table:table-cell>
          <table:table-cell office:value-type="string">
            <text:p>ɲɯ-tɯ-zdɯɣ-sŋɤl-ndʑ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ga,le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kɯ-rga kɯ-le ʑo jɤ-azɣɯt-ndʑi</text:p>
          </table:table-cell>
          <table:table-cell office:value-type="string">
            <text:p>x</text:p>
          </table:table-cell>
          <table:table-cell office:value-type="string">
            <text:p>x ɲɯ-rga ɲɯ-le-ndʑi xx (kɤ-ti me)</text:p>
          </table:table-cell>
          <table:table-cell office:value-type="string">
            <text:p>ɲɯ-ɤrgɤle ʑo jɤ-azɣɯt-ndʑi</text:p>
          </table:table-cell>
        </table:table-row>
        <table:table-row table:style-name="ro1">
          <table:table-cell/>
          <table:table-cell table:number-columns-repeated="3" office:value-type="string">
            <text:p>x</text:p>
          </table:table-cell>
          <table:table-cell office:value-type="string">
            <text:p>ɲɯ-tɯ-ɤrgɤle-ndʑi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ga,χi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kɯ-rga kɯ-χi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ɲɯ-rga ɲɯ-χi</text:p>
          </table:table-cell>
          <table:table-cell office:value-type="string">
            <text:p>x</text:p>
          </table:table-cell>
          <table:table-cell office:value-type="string">
            <text:p>ɲɯ-rga ɲɯ-χi-ndʑi</text:p>
          </table:table-cell>
          <table:table-cell office:value-type="string">
            <text:p>x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formula="of:=SUM([.A1:.A42])" office:value-type="float" office:value="10">
            <text:p>10</text:p>
          </table:table-cell>
          <table:table-cell table:number-columns-repeated="4"/>
        </table:table-row>
      </table:table>
      <table:table table:name="Feuille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微软雅黑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1">21/07/2016</text:date>, <text:time>17:26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uillaume Jacques</meta:initial-creator>
    <meta:creation-date>2016-07-12T11:39:54.62</meta:creation-date>
    <dc:date>2016-07-21T17:26:15.31</dc:date>
    <dc:creator>Guillaume Jacques</dc:creator>
    <meta:editing-duration>PT35M56S</meta:editing-duration>
    <meta:editing-cycles>32</meta:editing-cycles>
    <meta:generator>OpenOffice/4.0.1$Win32 OpenOffice.org_project/401m5$Build-9714</meta:generator>
    <meta:document-statistic meta:table-count="3" meta:cell-count="96" meta:object-count="0"/>
  </office:meta>
</office:document-meta>
</file>